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Noto Sans', Helvetica, Arial, sans-serif, 'Apple Color Emoji', 'Segoe UI Emoji'"/>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e6a6c" officeooo:paragraph-rsid="000e6a6c"/>
    </style:style>
    <style:style style:name="P2" style:family="paragraph" style:parent-style-name="Standard">
      <style:text-properties fo:color="#111111" style:font-name="Times New Roman" fo:font-size="15pt" officeooo:rsid="000e6a6c" officeooo:paragraph-rsid="000e6a6c" style:font-size-asian="15pt" style:font-size-complex="15pt"/>
    </style:style>
    <style:style style:name="P3" style:family="paragraph" style:parent-style-name="Standard">
      <style:text-properties fo:color="#111111" style:font-name="Times New Roman" fo:font-size="15pt" officeooo:rsid="000e6a6c" officeooo:paragraph-rsid="00101c2b" style:font-size-asian="15pt" style:font-size-complex="15pt"/>
    </style:style>
    <style:style style:name="T1" style:family="text">
      <style:text-properties fo:font-variant="normal" fo:text-transform="none" fo:color="#f0f6fc" style:font-name="apple-system" fo:font-size="7pt" fo:letter-spacing="normal" fo:font-style="normal" fo:font-weight="normal"/>
    </style:style>
    <style:style style:name="T2" style:family="text">
      <style:text-properties fo:font-variant="normal" fo:text-transform="none" style:font-name="apple-system" fo:font-size="7pt" fo:letter-spacing="normal" fo:font-style="normal" fo:font-weight="normal"/>
    </style:style>
    <style:style style:name="T3" style:family="text">
      <style:text-properties fo:font-variant="normal" fo:text-transform="none" fo:font-size="7pt" fo:letter-spacing="normal" fo:font-style="normal" fo:font-weight="normal"/>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officeooo:rsid="00101c2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5">Câu hỏi 1: C</text:span><text:span text:style-name="T4">ó thể tạo ra được riêng một app cho thiết bị di động android bằng kotlin, điển hình là code app bảo vệ động vật. làm bài tập đầy đủ, ráng làm đc các bài E</text:span> .</text:p>
      <text:p text:style-name="P2"/>
      <text:p text:style-name="P3"><text:span text:style-name="T5">Câu hỏi 2:</text:span><text:span text:style-name="T4">Tương lai 10 năm thì em nghĩ lập trình di động vẫn phát triển nhưng ko mạnh như trước, thiết bị di động ngày càng cải tiến nên vẫn có nhiều cơ hội việc làm . Nhưng những app tiện lợi thì nhiều đòi hỏi bản thân người lập trình vải nhìn ra tích hợp đc những j mà khách hàng cần để tạo ra project có ích</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Noto Sans', Helvetica, Arial, sans-serif, 'Apple Color Emoji', 'Segoe UI Emoji'"/>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10-07T12:50:22.769000000</meta:creation-date>
    <dc:date>2025-10-07T13:19:34.810000000</dc:date>
    <meta:editing-duration>PT19M</meta:editing-duration>
    <meta:editing-cycles>1</meta:editing-cycles>
    <meta:document-statistic meta:table-count="0" meta:image-count="0" meta:object-count="0" meta:page-count="1" meta:paragraph-count="2" meta:word-count="110" meta:character-count="479" meta:non-whitespace-character-count="370"/>
    <meta:generator>Neat_Office/6.2.8.2$Windows_x86 LibreOffice_project/</meta:generator>
  </office:meta>
</office:document-meta>
</file>